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3">
      <style:paragraph-properties fo:margin-top="0in" fo:margin-bottom="0in" style:contextual-spacing="false"/>
    </style:style>
    <style:style style:name="P4" style:family="paragraph" style:parent-style-name="Text_20_body" style:list-style-name="L4">
      <style:paragraph-properties fo:margin-top="0in" fo:margin-bottom="0in" style:contextual-spacing="false"/>
    </style:style>
    <style:style style:name="P5" style:family="paragraph" style:parent-style-name="Text_20_body" style:list-style-name="L5">
      <style:paragraph-properties fo:margin-top="0in" fo:margin-bottom="0in" style:contextual-spacing="false"/>
    </style:style>
    <style:style style:name="P6" style:family="paragraph" style:parent-style-name="Text_20_body" style:list-style-name="L6">
      <style:paragraph-properties fo:margin-top="0in" fo:margin-bottom="0in" style:contextual-spacing="false"/>
    </style:style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ompleted a comprehensive, end-to-end project focused on analyzing <text:span text:style-name="Strong_20_Emphasis">Gen Z career aspirations</text:span> using <text:span text:style-name="Strong_20_Emphasis">descriptive and prescriptive analytics</text:span>.</text:p>
        </text:list-item>
      </text:list>
      <text:list text:style-name="L2">
        <text:list-item>
          <text:p text:style-name="P2">Developed skills in <text:span text:style-name="Strong_20_Emphasis">data standardization, cleaning,</text:span> and <text:span text:style-name="Strong_20_Emphasis">data collection</text:span>, ensuring high-quality, reliable datasets for analysis.</text:p>
        </text:list-item>
      </text:list>
      <text:list text:style-name="L3">
        <text:list-item>
          <text:p text:style-name="P3">Identified and extracted <text:span text:style-name="Strong_20_Emphasis">key performance indicators (KPIs)</text:span> from complex datasets, creating valuable insights for targeted analysis.</text:p>
        </text:list-item>
      </text:list>
      <text:list text:style-name="L4">
        <text:list-item>
          <text:p text:style-name="P4">Applied <text:span text:style-name="Strong_20_Emphasis">SQL</text:span> and <text:span text:style-name="Strong_20_Emphasis">Excel</text:span> tools, including <text:span text:style-name="Strong_20_Emphasis">pivot tables, charts,</text:span> and <text:span text:style-name="Strong_20_Emphasis">figures</text:span>, to interpret data and present findings effectively.</text:p>
        </text:list-item>
      </text:list>
      <text:list text:style-name="L5">
        <text:list-item>
          <text:p text:style-name="P5">Constructed <text:span text:style-name="Strong_20_Emphasis">multiple interactive dashboards</text:span> to visualize and track various KPIs, supporting strategic decision-making.</text:p>
        </text:list-item>
      </text:list>
      <text:list text:style-name="L6">
        <text:list-item>
          <text:p text:style-name="P6">Demonstrated strong <text:span text:style-name="Strong_20_Emphasis">problem-solving</text:span> and <text:span text:style-name="Strong_20_Emphasis">adaptability</text:span> by addressing real-world data challenges, proactively identifying issues, and implementing data-driven solutions.</text:p>
        </text:list-item>
      </text:list>
      <text:list text:style-name="L7">
        <text:list-item>
          <text:p text:style-name="P7">Showcased a commitment to <text:span text:style-name="Strong_20_Emphasis">continuous learning</text:span> and growth, actively applying feedback from industry mentors to refine analytics skill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1:46:10.267000000</meta:creation-date>
    <dc:date>2024-11-09T11:47:03.960000000</dc:date>
    <meta:editing-duration>PT56S</meta:editing-duration>
    <meta:editing-cycles>1</meta:editing-cycles>
    <meta:document-statistic meta:table-count="0" meta:image-count="0" meta:object-count="0" meta:page-count="1" meta:paragraph-count="7" meta:word-count="121" meta:character-count="946" meta:non-whitespace-character-count="838"/>
    <meta:generator>LibreOffice/24.8.2.1$Windows_X86_64 LibreOffice_project/0f794b6e29741098670a3b95d60478a65d05ef13</meta:generator>
  </office:meta>
</office:document-meta>
</file>